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63.0pt"/>
    </style:style>
    <style:style style:name="co3" style:family="table-column">
      <style:table-column-properties fo:break-before="auto" style:column-width="166.5pt"/>
    </style:style>
    <style:style style:name="co4" style:family="table-column">
      <style:table-column-properties fo:break-before="auto" style:column-width="58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86pt"/>
    </style:style>
    <style:style style:name="ro5" style:family="table-row">
      <style:table-row-properties fo:break-before="auto" style:row-height="114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143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29pt"/>
    </style:style>
    <style:style style:name="ro11" style:family="table-row">
      <style:table-row-properties fo:break-before="auto" style:row-height="128pt"/>
    </style:style>
    <style:style style:name="ce21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2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23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4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25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fo:wrap-option="wrap"/>
    </style:style>
    <style:style style:name="ce27" style:family="table-cell">
      <style:table-cell-properties fo:border-left="0.035cm solid #000000" fo:border-top="0.035cm solid #000000" fo:border-right="0.035cm solid #000000" fo:border-bottom="0.035cm solid #000000" style:diagonal-bl-tr="none" style:diagonal-tl-br="none" fo:wrap-option="wrap"/>
    </style:style>
    <style:style style:name="ce28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 table:number-columns-repeated="17"/>
        <table:table-column table:style-name="co0" table:default-cell-style-name="Default" table:number-columns-repeated="1003"/>
        <table:table-row table:style-name="ro1">
          <table:table-cell table:number-columns-repeated="1024"/>
        </table:table-row>
        <table:table-row table:style-name="ro2">
          <table:table-cell/>
          <table:table-cell table:number-columns-repeated="3" table:style-name="ce21"/>
          <table:table-cell table:number-columns-repeated="1020"/>
        </table:table-row>
        <table:table-row table:style-name="ro2">
          <table:table-cell table:style-name="ce22"/>
          <table:table-cell table:style-name="ce23" office:value-type="string">
            <text:p>Department</text:p>
          </table:table-cell>
          <table:table-cell table:style-name="ce23" office:value-type="string">
            <text:p>Feature</text:p>
          </table:table-cell>
          <table:table-cell table:style-name="ce24" office:value-type="string">
            <text:p>Desirability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6" office:value-type="string">
            <text:p>BUS</text:p>
          </table:table-cell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6" office:value-type="string">
            <text:p>CENG</text:p>
          </table:table-cell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6" office:value-type="string">
            <text:p>CHEM</text:p>
          </table:table-cell>
          <table:table-cell table:style-name="ce23" office:value-type="string">
            <text:p>View all other departments’ schedul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23" office:value-type="string">
            <text:p>Don’t schedule classes that are listed in the same quarter, on the flowchart, at the same time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7"/>
          <table:table-cell table:style-name="ce23" office:value-type="string">
            <text:p>Edit the schedule via drag-and-drop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/>
          <table:table-cell table:style-name="ce27"/>
          <table:table-cell table:style-name="ce23" office:value-type="string">
            <text:p>Persist all changes for all scheduling views (i.e. changing a class in Course View will also change this for all views)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/>
          <table:table-cell table:style-name="ce27"/>
          <table:table-cell table:style-name="ce23" office:value-type="string">
            <text:p>Immediately notify user of scheduling conflict with descriptive error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Pre-populate schedules with data from previous terms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Display current enrollment information for courses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/>
          <table:table-cell table:style-name="ce27"/>
          <table:table-cell table:style-name="ce23" office:value-type="string">
            <text:p>Ability to leave feedback and view feedback on the proposed schedule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7"/>
          <table:table-cell table:style-name="ce23" office:value-type="string">
            <text:p>All Instructor preferences easily viewable 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2"/>
          <table:table-cell table:style-name="ce27"/>
          <table:table-cell table:style-name="ce23" office:value-type="string">
            <text:p>Ability to take multiple schedules and merge them together. (i.e. If PChem and OChem make schedules, he can merge them together)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/>
          <table:table-cell table:style-name="ce26" office:value-type="string">
            <text:p>CM</text:p>
          </table:table-cell>
          <table:table-cell table:style-name="ce23" office:value-type="string">
            <text:p>Pre-populate scheduling constraints from the term of the previous year (previous schedule kept in excel file)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Ensure Senior level classes aren’t in conflict (highest priority)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All labs must be in CM department space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5">
          <table:table-cell table:style-name="ce22"/>
          <table:table-cell table:style-name="ce27"/>
          <table:table-cell table:style-name="ce23" office:value-type="string">
            <text:p>Course preferences must be taken into consideration since most professors have specific specialization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Data on how many students are enrolled in a specific cours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PeopleSoft plugin to automatically enter schedule data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9">
          <table:table-cell table:style-name="ce22"/>
          <table:table-cell table:style-name="ce27"/>
          <table:table-cell table:style-name="ce23" office:value-type="string">
            <text:p>Make sure the Dean and the Scheduling department both have access to this data to avoid confusion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9">
          <table:table-cell table:style-name="ce22"/>
          <table:table-cell table:style-name="ce27"/>
          <table:table-cell table:style-name="ce23" office:value-type="string">
            <text:p>Schedule generation algorithm to take into account previous schedules when generating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/>
          <table:table-cell table:style-name="ce27"/>
          <table:table-cell table:style-name="ce23" office:value-type="string">
            <text:p>Ability to easily distribute a draft of the proposed schedule for review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/>
          <table:table-cell table:style-name="ce27"/>
          <table:table-cell table:style-name="ce23" office:value-type="string">
            <text:p>Generate schedules with final exam dates considered and included 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23" office:value-type="string">
            <text:p>Follow all University time constraints as well as department time constraint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22"/>
          <table:table-cell table:style-name="ce27"/>
          <table:table-cell table:style-name="ce23" office:value-type="string">
            <text:p>Ultimate control should come down to the scheduler so that teacher preferences do not limit the courses being offered to students. 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6" office:value-type="string">
            <text:p>GRC</text:p>
          </table:table-cell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6" office:value-type="string">
            <text:p>IME</text:p>
          </table:table-cell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6" office:value-type="string">
            <text:p>MU</text:p>
          </table:table-cell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6" office:value-type="string">
            <text:p>PHYS</text:p>
          </table:table-cell>
          <table:table-cell table:style-name="ce23" office:value-type="string">
            <text:p>Easy to automate data entry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22"/>
          <table:table-cell table:style-name="ce27"/>
          <table:table-cell table:style-name="ce23"/>
          <table:table-cell table:style-name="ce24"/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6" office:value-type="string">
            <text:p>MATH</text:p>
          </table:table-cell>
          <table:table-cell table:style-name="ce23" office:value-type="string">
            <text:p>Excel style print-out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7"/>
          <table:table-cell table:style-name="ce23" office:value-type="string">
            <text:p>use of previous years schedul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6" office:value-type="string">
            <text:p>FSN</text:p>
          </table:table-cell>
          <table:table-cell table:style-name="ce23" office:value-type="string">
            <text:p>use of previous years schedul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11">
          <table:table-cell table:style-name="ce22"/>
          <table:table-cell table:style-name="ce27"/>
          <table:table-cell table:style-name="ce23" office:value-type="string">
            <text:p>Ability to color code the classes, when displayed in calender view, by certain criteria such as upper division, lower division, masters, miscellaneous  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22"/>
          <table:table-cell table:style-name="ce26" office:value-type="string">
            <text:p>POLS</text:p>
          </table:table-cell>
          <table:table-cell table:style-name="ce23" office:value-type="string">
            <text:p>Be able to view/check the number of classes after a specific tim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9">
          <table:table-cell table:style-name="ce22"/>
          <table:table-cell table:style-name="ce27"/>
          <table:table-cell table:style-name="ce23" office:value-type="string">
            <text:p>Would like to be able to view the schedules in a view similar to the “Weekly View” present in CPReg/PAS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6" office:value-type="string">
            <text:p>JOUR</text:p>
          </table:table-cell>
          <table:table-cell table:style-name="ce23" office:value-type="string">
            <text:p>Printable Schedule (Individual &amp; All)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7"/>
          <table:table-cell table:style-name="ce23" office:value-type="string">
            <text:p>Indicate when a time is not a valid time pattern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7"/>
          <table:table-cell table:style-name="ce23" office:value-type="string">
            <text:p>Instructors can only view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7"/>
          <table:table-cell table:style-name="ce23" office:value-type="string">
            <text:p>Only CAN and CANNOT as preferences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22"/>
          <table:table-cell table:style-name="ce27"/>
          <table:table-cell table:style-name="ce23" office:value-type="string">
            <text:p>Reduce amount of data entry necessary</text:p>
          </table:table-cell>
          <table:table-cell table:style-name="ce24" office:value-type="float" office:value="0.0">
            <text:p>0</text:p>
          </table:table-cell>
          <table:table-cell table:style-name="ce25"/>
          <table:table-cell table:number-columns-repeated="1019"/>
        </table:table-row>
        <table:table-row table:style-name="ro4">
          <table:table-cell table:style-name="ce22"/>
          <table:table-cell table:style-name="ce26" office:value-type="string">
            <text:p>ENGL</text:p>
          </table:table-cell>
          <table:table-cell table:style-name="ce23" office:value-type="string">
            <text:p>Different preference options available depending on instructor's years worked/contract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Sort the schedule view by Classes, Instructor, or Day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Have way to keep track of a course's attributes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7"/>
          <table:table-cell table:style-name="ce23" office:value-type="string">
            <text:p>List view instead of Calendar view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Print list view sorted by Instructor or Course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22"/>
          <table:table-cell table:style-name="ce27"/>
          <table:table-cell table:style-name="ce23" office:value-type="string">
            <text:p>Pull data from previous quarters</text:p>
          </table:table-cell>
          <table:table-cell table:style-name="ce24" office:value-type="float" office:value="1.0">
            <text:p>1</text:p>
          </table:table-cell>
          <table:table-cell table:style-name="ce25"/>
          <table:table-cell table:number-columns-repeated="1019"/>
        </table:table-row>
        <table:table-row table:style-name="ro7">
          <table:table-cell table:style-name="ce22"/>
          <table:table-cell table:style-name="ce27"/>
          <table:table-cell table:style-name="ce23" office:value-type="string">
            <text:p>Automated sending of schedule to PeopleSoft</text:p>
          </table:table-cell>
          <table:table-cell table:style-name="ce24" office:value-type="float" office:value="2.0">
            <text:p>2</text:p>
          </table:table-cell>
          <table:table-cell table:style-name="ce25"/>
          <table:table-cell table:number-columns-repeated="1019"/>
        </table:table-row>
        <table:table-row table:style-name="ro2">
          <table:table-cell/>
          <table:table-cell table:number-columns-repeated="3" table:style-name="ce28"/>
          <table:table-cell table:number-columns-repeated="1020"/>
        </table:table-row>
        <table:table-row table:style-name="ro1" table:number-rows-repeated="70">
          <table:table-cell table:number-columns-repeated="1024"/>
        </table:table-row>
        <table:table-row table:style-name="ro0" table:number-rows-repeated="104845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